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2cc9" officeooo:paragraph-rsid="000e2cc9"/>
    </style:style>
    <style:style style:name="P2" style:family="paragraph" style:parent-style-name="Standard">
      <style:paragraph-properties fo:text-align="start" style:justify-single-word="false"/>
      <style:text-properties officeooo:rsid="000e2cc9" officeooo:paragraph-rsid="000e2cc9"/>
    </style:style>
    <style:style style:name="P3" style:family="paragraph" style:parent-style-name="Standard">
      <style:paragraph-properties fo:text-align="start" style:justify-single-word="false"/>
      <style:text-properties officeooo:rsid="000e2cc9" officeooo:paragraph-rsid="000e2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</text:p>
      <text:p text:style-name="P2">create table Stud_Marks (</text:p>
      <text:p text:style-name="P2">Name varchar(50),</text:p>
      <text:p text:style-name="P2">Total_Marks int</text:p>
      <text:p text:style-name="P2">);</text:p>
      <text:p text:style-name="P2"/>
      <text:p text:style-name="P2">create table Result (</text:p>
      <text:p text:style-name="P2">Roll int auto_increment primary key,</text:p>
      <text:p text:style-name="P2">Name varchar(50),</text:p>
      <text:p text:style-name="P2">Class varchar(30)</text:p>
      <text:p text:style-name="P2">);</text:p>
      <text:p text:style-name="P2"/>
      <text:p text:style-name="P2">INSERT INTO Stud_Marks (Name, Total_Marks) VALUES </text:p>
      <text:p text:style-name="P2">('Alice', 1000), <text:s text:c="3"/>-- Distinction</text:p>
      <text:p text:style-name="P2">('Bob', 950), <text:s text:c="6"/>-- First Class</text:p>
      <text:p text:style-name="P2">('Charlie', 870), <text:s text:c="2"/>-- Higher Second Class</text:p>
      <text:p text:style-name="P2">('David', 800), <text:s text:c="4"/>-- Not qualified</text:p>
      <text:p text:style-name="P2">('Eve', 1200), <text:s text:c="5"/>-- Distinction</text:p>
      <text:p text:style-name="P2">('Frank', 910), <text:s text:c="4"/>-- First Class</text:p>
      <text:p text:style-name="P2">('Grace', 880); <text:s text:c="4"/>-- Higher Second Class</text:p>
      <text:p text:style-name="P2"/>
      <text:p text:style-name="P2">DELIMITER //</text:p>
      <text:p text:style-name="P2">CREATE PROCEDURE proc_Grade (</text:p>
      <text:p text:style-name="P2"><text:s text:c="4"/>IN p_name VARCHAR(50),</text:p>
      <text:p text:style-name="P2"><text:s text:c="4"/>IN p_marks INT</text:p>
      <text:p text:style-name="P2">)</text:p>
      <text:p text:style-name="P2">BEGIN</text:p>
      <text:p text:style-name="P2"><text:s text:c="4"/>DECLARE v_class VARCHAR(30);</text:p>
      <text:p text:style-name="P2"/>
      <text:p text:style-name="P2"><text:s text:c="4"/>-- User-defined exception: invalid marks</text:p>
      <text:p text:style-name="P2"><text:s text:c="4"/>IF p_marks &lt; 0 OR p_marks &gt; 1500 THEN</text:p>
      <text:p text:style-name="P2"><text:s text:c="8"/>SIGNAL SQLSTATE '45000' </text:p>
      <text:p text:style-name="P2"><text:s text:c="8"/>SET MESSAGE_TEXT = 'Invalid marks: must be between 0 and 1500';</text:p>
      <text:p text:style-name="P2"><text:s text:c="4"/>END IF;</text:p>
      <text:p text:style-name="P2"/>
      <text:p text:style-name="P2"><text:s text:c="4"/>IF p_marks BETWEEN 990 AND 1500 THEN</text:p>
      <text:p text:style-name="P2"><text:s text:c="8"/>SET v_class = 'Distinction';</text:p>
      <text:p text:style-name="P2"><text:s text:c="4"/>ELSEIF p_marks BETWEEN 900 AND 989 THEN</text:p>
      <text:p text:style-name="P2"><text:s text:c="8"/>SET v_class = 'First Class';</text:p>
      <text:p text:style-name="P2"><text:s text:c="4"/>ELSEIF p_marks BETWEEN 825 AND 899 THEN</text:p>
      <text:p text:style-name="P2"><text:s text:c="8"/>SET v_class = 'Higher Second Class';</text:p>
      <text:p text:style-name="P2"><text:s text:c="4"/>ELSE</text:p>
      <text:p text:style-name="P2"><text:s text:c="8"/>SET v_class = 'Not Qualified';</text:p>
      <text:p text:style-name="P2"><text:s text:c="4"/>END IF;</text:p>
      <text:p text:style-name="P2"/>
      <text:p text:style-name="P2"><text:s text:c="4"/>IF v_class != 'Not Qualified' THEN</text:p>
      <text:p text:style-name="P2"><text:s text:c="8"/>INSERT INTO Result (Name, Class)</text:p>
      <text:p text:style-name="P2"><text:s text:c="8"/>VALUES (p_name, v_class);</text:p>
      <text:p text:style-name="P2"><text:s text:c="4"/>END IF;</text:p>
      <text:p text:style-name="P2">END //</text:p>
      <text:p text:style-name="P2">DELIMITER ;</text:p>
      <text:p text:style-name="P2">DELIMITER //</text:p>
      <text:p text:style-name="P2"><text:soft-page-break/>CREATE PROCEDURE process_all_students()</text:p>
      <text:p text:style-name="P2">BEGIN</text:p>
      <text:p text:style-name="P2"><text:s text:c="4"/>DECLARE done INT DEFAULT FALSE;</text:p>
      <text:p text:style-name="P2"><text:s text:c="4"/>DECLARE s_name VARCHAR(50);</text:p>
      <text:p text:style-name="P2"><text:s text:c="4"/>DECLARE s_marks INT;</text:p>
      <text:p text:style-name="P2"/>
      <text:p text:style-name="P2"><text:s text:c="4"/>DECLARE cur CURSOR FOR SELECT Name, Total_Marks FROM Stud_Marks;</text:p>
      <text:p text:style-name="P2"><text:s text:c="4"/>DECLARE CONTINUE HANDLER FOR NOT FOUND SET done = TRUE;</text:p>
      <text:p text:style-name="P2"/>
      <text:p text:style-name="P2"><text:s text:c="4"/>OPEN cur;</text:p>
      <text:p text:style-name="P2"/>
      <text:p text:style-name="P2"><text:s text:c="4"/>read_loop: LOOP</text:p>
      <text:p text:style-name="P2"><text:s text:c="8"/>FETCH cur INTO s_name, s_marks;</text:p>
      <text:p text:style-name="P2"><text:s text:c="8"/>IF done THEN</text:p>
      <text:p text:style-name="P2"><text:s text:c="12"/>LEAVE read_loop;</text:p>
      <text:p text:style-name="P2"><text:s text:c="8"/>END IF;</text:p>
      <text:p text:style-name="P2"/>
      <text:p text:style-name="P2"><text:s text:c="8"/>CALL proc_Grade(s_name, s_marks);</text:p>
      <text:p text:style-name="P2"><text:s text:c="4"/>END LOOP;</text:p>
      <text:p text:style-name="P2"/>
      <text:p text:style-name="P2"><text:s text:c="4"/>CLOSE cur;</text:p>
      <text:p text:style-name="P2">END //</text:p>
      <text:p text:style-name="P2"/>
      <text:p text:style-name="P2">DELIMITER ;</text:p>
      <text:p text:style-name="P2"/>
      <text:p text:style-name="P2">CALL process_all_students();</text:p>
      <text:p text:style-name="P2"/>
      <text:p text:style-name="P2">SELECT * FROM Resul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+------+---------+---------------------+</text:p>
      <text:p text:style-name="P2">| Roll | Name <text:s text:c="3"/>| Class <text:s text:c="14"/>|</text:p>
      <text:p text:style-name="P2">+------+---------+---------------------+</text:p>
      <text:p text:style-name="P2">| <text:s text:c="3"/>1 | Alice <text:s text:c="2"/>| Distinction <text:s text:c="8"/>|</text:p>
      <text:p text:style-name="P2">| <text:s text:c="3"/>2 | Bob <text:s text:c="4"/>| First Class <text:s text:c="8"/>|</text:p>
      <text:p text:style-name="P2">| <text:s text:c="3"/>3 | Charlie | Higher Second Class |</text:p>
      <text:p text:style-name="P2">| <text:s text:c="3"/>4 | Eve <text:s text:c="4"/>| Distinction <text:s text:c="8"/>|</text:p>
      <text:p text:style-name="P2">| <text:s text:c="3"/>5 | Frank <text:s text:c="2"/>| First Class <text:s text:c="8"/>|</text:p>
      <text:p text:style-name="P2">| <text:s text:c="3"/>6 | Grace <text:s text:c="2"/>| Higher Second Class |</text:p>
      <text:p text:style-name="P2">+------+---------+---------------------+<text:line-break/><text:line-break/>+---------+-------------+</text:p>
      <text:p text:style-name="P2">| Name <text:s text:c="3"/>| Total_Marks |</text:p>
      <text:p text:style-name="P2">+---------+-------------+</text:p>
      <text:p text:style-name="P2">| Alice <text:s text:c="2"/>| <text:s text:c="7"/>1000 |</text:p>
      <text:p text:style-name="P2">| Bob <text:s text:c="4"/>| <text:s text:c="8"/>950 |</text:p>
      <text:p text:style-name="P2">| Charlie | <text:s text:c="8"/>870 |</text:p>
      <text:p text:style-name="P2">| David <text:s text:c="2"/>| <text:s text:c="8"/>800 |</text:p>
      <text:p text:style-name="P2">| Eve <text:s text:c="4"/>| <text:s text:c="7"/>1200 |</text:p>
      <text:p text:style-name="P2">| Frank <text:s text:c="2"/>| <text:s text:c="8"/>910 |</text:p>
      <text:p text:style-name="P2">| Grace <text:s text:c="2"/>| <text:s text:c="8"/>880 |</text:p>
      <text:p text:style-name="P2">+---------+-------------+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9T12:02:58.190737731</meta:creation-date>
    <dc:date>2025-07-31T12:35:31.691599360</dc:date>
    <meta:editing-duration>PT8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362" meta:character-count="2451" meta:non-whitespace-character-count="1806"/>
  </office:meta>
</office:document-meta>
</file>